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podpis" style:family="paragraph">
      <style:paragraph-properties fo:text-align="start" fo:margin-left="0in">
        <style:tab-stops/>
      </style:paragraph-properties>
    </style:style>
    <style:style style:name="P19" style:parent-style-name="podpis" style:family="paragraph">
      <style:paragraph-properties fo:text-align="start" fo:margin-left="0in">
        <style:tab-stops/>
      </style:paragraph-properties>
    </style:style>
    <style:style style:name="P20" style:parent-style-name="podpis" style:family="paragraph">
      <style:paragraph-properties fo:text-align="start" fo:margin-left="0in">
        <style:tab-stops/>
      </style:paragraph-properties>
    </style:style>
    <style:style style:name="P21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8/2020<text:bookmark-end text:name="Text14"/></text:p>
            <text:p text:style-name="Normální">KVOP-16156/2020<text:bookmark-end text:name="Text2"/></text:p>
            <text:p text:style-name="Normální"><text:bookmark-start text:name="Text6"/>24. 04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J. B.</text:p>
            <text:p text:style-name="Normální"/>
            <text:p text:style-name="Normální"/>
            <text:p text:style-name="Normální"/>
            <text:p text:style-name="P17">e-mail: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B.,</text:p>
      <text:p text:style-name="Základnítext">dne 15. dubna 2020<text:s/>obdržela Kancelář veřejného ochránce práv Vaši žádost podle zákona č. 106/1999 Sb., o svobodném přístupu k informacím, ve znění pozdějších předpisů, ve které žádáte o zaslání textu dopisu ministrovi zdravotnictví ve věci problematiky přítomnosti otců u porodu, případně o sdělení obsahu předmětného dopisu.<text:s/></text:p>
      <text:p text:style-name="Základnítext">Současně žádáte sdělení přesného času a data, kdy byl dopis ministerstvu zdravotnictví Kanceláří veřejného ochránce práv vypraven a odeslán.</text:p>
      <text:p text:style-name="Základnítext">Ve smyslu zákona o svobodném přístupu k informacím Vám v příloze tohoto dopisu zasílám kopii požadovaného dopisu, č. j. KVOP-14655/2020/S. Současně si Vás dovoluji informovat, že předmětný dopis je zavěšen též na webových stránkách Kanceláře veřejného ochránce práv<text:s/><text:a xlink:href="https://www.ochrance.cz/aktualne/tiskove-zpravy-2020/dopis-ombudsmana-ministrovi-zdravotnictvi" office:target-frame-name="_top" xlink:show="replace"><text:span text:style-name="Hypertextovýodkaz">https://www.ochrance.cz/aktualne/tiskove-zpravy-2020/dopis-ombudsmana-ministrovi-zdravotnictvi</text:span></text:a>.</text:p>
      <text:p text:style-name="Základnítext">Ve smyslu zákona o svobodném přístupu k informacím Vám sděluji, že předmětný dopis byl prostřednictvím datové schránky odeslán dne 9. dubna 2020 v 08,58.</text:p>
      <text:p text:style-name="Základnítext">S pozdravem</text:p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18"/>
      <text:p text:style-name="P19"/>
      <text:p text:style-name="P20"/>
      <text:p text:style-name="Příloha">Příloha</text:p>
      <text:p text:style-name="P21">Dopis Ministerstvu zdravotnictví, č. j. KVOP-14655/2020/S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D34V*</text:span></text:p>
        <text:p text:style-name="P12"><text:span text:style-name="T13">KVOPX00AD34V</text:span>KVOPX00AD34V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5-28T11:27:00Z</meta:creation-date>
    <dc:date>2020-05-28T11:30:00Z</dc:date>
    <meta:print-date>2016-06-27T07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209" meta:character-count="1443" meta:row-count="10" meta:non-whitespace-character-count="1236"/>
  </office:meta>
</office:document-meta>
</file>